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in_decimal.test_list_in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in_decimal.test_list_in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in_decimal.test_list_not_in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Path_field_access_filter_in_decimal.test_list_in_3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_field_access_filter_in_decimal.test_list_not_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_field_access_filter_in_decimal.test_list_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setId( BigDecimal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